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TransactionInterceptorTests.assertReactiveGetTransactionAndCommitCount( int expected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TransactionInterceptorTests.withVavrTryCheck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ionTransactionInterceptorTests.withMonoRo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ionTransactionInterceptorTests.assertGetTransactionAndCommitCount( int expected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WithReactive.flux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ransactionInterceptorTests.doSomething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TransactionInterceptorTests.withVavrTryCheckedExceptionAndRollbackR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WithMultiMethodOverride.doSomethingCompletelyE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WithReactive.monoSu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ransactionInterceptorTests.withCommitOnCheck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notationTransactionInterceptorTests.withVavrTryRuntim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ionTransactionInterceptorTests.withVavrTrySu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ionTransactionInterceptorTests.withFluxRo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WithExceptions.doSomethingErrone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WithInterfaceImpl.doSomethingE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TransactionInterceptorTests.crossClassInterfaceMethodLevelOnJdk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stWithVavrTry.doSomethingErrone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meServiceImpl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WithSingleMethodOverrideInverted.doSome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meServiceImpl.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ionTransactionInterceptorTests.withInterfaceOnTargetJdk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estWithSingleMethodOverrideInverted.doSomethingE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TransactionInterceptorTests.crossClassInterfaceOnJdk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notationTransactionInterceptorTests.withSingleMethodOverr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nnotationTransactionInterceptorTests.withFluxSu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WithSingleMethodOverride.doSomethingCompletelyE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TransactionInterceptorTests.classLevel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nnotationTransactionInterceptorTests.withRollbackOnRuntim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stWithReactive.mono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ithMultiMethodOverride.doSomethingE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TransactionInterceptorTests.with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nnotationTransactionInterceptorTests.assertReactiveGetTransactionAndRollbackCount( int expected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TransactionInterceptorTests.assertGetTransactionAndRollbackCount( int expected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TransactionInterceptorTests.withSingleMethodOverrideInve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stWithReactive.fluxSu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ithSingleMethodOverride.doSomethingE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TransactionInterceptorTests.withRollbackOnCheckedExceptionAndRollbackR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notationTransactionInterceptorTests.withMonoSu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therServiceImpl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WithInterfaceImpl.doSome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WithExceptions.doSomethingElseWithCheckedExceptionAndRollbackR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WithSingleMethodOverride.doSome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WithExceptions.doSomethingElseErrone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WithVavrTry.doSome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ClassLevelOnly.doSome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WithVavrTry.doSomethingErroneousWithCheck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TransactionInterceptorTests.withMultiMethodOverr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nnotationTransactionInterceptorTests.withInterfaceOnTargetCglib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estClassLevelOnly.doSomethingE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TransactionInterceptorTests.withFlux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WithExceptions.doSomethingElseWithCheck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WithMultiMethodOverride.doSome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TransactionInterceptorTests.withMono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WithVavrTry.doSomethingErroneousWithCheckedExceptionAndRollbackR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meServiceImpl.foo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WithSingleMethodOverrideInverted.doSomethingCompletelyE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